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00319c" draw:stroke="none" fo:margin="1.000000000000000pt" style:wrap="biggest" style:wrap-dynamic-threshold="0.000000000000000pt" svg:fill-rule="evenodd"/>
    </style:style>
    <style:style style:name="gr3" style:family="graphic">
      <style:graphic-properties draw:fill="solid" draw:fill-color="#ffde00" draw:stroke="none" fo:margin="1.000000000000000pt" style:wrap="biggest" style:wrap-dynamic-threshold="0.000000000000000pt" svg:fill-rule="evenodd"/>
    </style:style>
    <style:style style:name="gr4" style:family="graphic">
      <style:graphic-properties draw:fill="solid" draw:fill-color="#de2110" draw:stroke="none" fo:margin="1.000000000000000pt" style:wrap="biggest" style:wrap-dynamic-threshold="0.000000000000000pt" svg:fill-rule="evenodd"/>
    </style:style>
    <style:style style:name="gr5" style:family="graphic">
      <style:graphic-properties draw:fill="solid" draw:fill-color="#ff1900" draw:stroke="solid" draw:stroke-linejoin="miter" fo:margin="1.000000000000000pt" style:wrap="biggest" style:wrap-dynamic-threshold="0.000000000000000pt" svg:fill-rule="evenodd" svg:stroke-color="#000000" svg:stroke-opacity="1" svg:stroke-width="1.000000000000000pt"/>
    </style:style>
    <style:style style:name="gr6" style:family="graphic">
      <style:graphic-properties draw:fill="solid" draw:fill-color="#a77b3b" draw:stroke="solid" draw:stroke-linejoin="miter" fo:margin="1.000000000000000pt" style:wrap="biggest" style:wrap-dynamic-threshold="0.000000000000000pt" svg:fill-rule="evenodd" svg:stroke-color="#000000" svg:stroke-opacity="1" svg:stroke-width="2.500000000000000pt"/>
    </style:style>
    <style:style style:name="gr7" style:family="graphic">
      <style:graphic-properties draw:fill="none" draw:stroke="solid" draw:stroke-linejoin="miter" fo:margin="1.000000000000000pt" style:wrap="biggest" style:wrap-dynamic-threshold="0.000000000000000pt" svg:fill-rule="nonzero" svg:stroke-color="#000000" svg:stroke-opacity="1" svg:stroke-width="0.482417584000000pt"/>
    </style:style>
    <style:style style:name="gr8" style:family="graphic">
      <style:graphic-properties draw:fill="none" draw:stroke="solid" draw:stroke-linejoin="miter" fo:margin="1.000000000000000pt" style:wrap="biggest" style:wrap-dynamic-threshold="0.000000000000000pt" svg:fill-rule="nonzero" svg:stroke-color="#000000" svg:stroke-opacity="1" svg:stroke-width="0.200000000000000pt"/>
    </style:style>
    <style:style style:name="gr9" style:family="graphic">
      <style:graphic-properties draw:fill="none" draw:stroke="solid" draw:stroke-linejoin="miter" fo:margin="1.000000000000000pt" style:wrap="biggest" style:wrap-dynamic-threshold="0.000000000000000pt" svg:fill-rule="nonzero" svg:stroke-color="#000000" svg:stroke-opacity="1" svg:stroke-width="2.500000000000000pt"/>
    </style:style>
    <style:style style:name="gr10" style:family="graphic">
      <style:graphic-properties draw:fill="solid" draw:fill-color="#ff0000" draw:stroke="none" fo:margin="1.000000000000000pt" style:wrap="biggest" style:wrap-dynamic-threshold="0.000000000000000pt" svg:fill-rule="evenodd"/>
    </style:style>
    <style:style style:name="gr11" style:family="graphic">
      <style:graphic-properties draw:fill="solid" draw:fill-color="#564dff" draw:stroke="none" fo:margin="1.000000000000000pt" style:wrap="biggest" style:wrap-dynamic-threshold="0.000000000000000pt" svg:fill-rule="evenodd"/>
    </style:style>
    <style:style style:name="gr12" style:family="graphic">
      <style:graphic-properties draw:fill="none" draw:stroke="solid" draw:stroke-linejoin="miter" fo:margin="1.000000000000000pt" style:wrap="biggest" style:wrap-dynamic-threshold="0.000000000000000pt" svg:fill-rule="nonzero" svg:stroke-color="#ffff00" svg:stroke-opacity="1" svg:stroke-width="2.000008008000000pt"/>
    </style:style>
    <style:style style:name="gr13" style:family="graphic">
      <style:graphic-properties draw:fill="solid" draw:fill-color="#ffff00" draw:stroke="solid" draw:stroke-linejoin="miter" fo:margin="1.000000000000000pt" style:wrap="biggest" style:wrap-dynamic-threshold="0.000000000000000pt" svg:fill-rule="evenodd" svg:stroke-color="#000000" svg:stroke-opacity="1" svg:stroke-width="2.408975984000000pt"/>
    </style:style>
    <style:style style:name="gr14" style:family="graphic">
      <style:graphic-properties draw:fill="solid" draw:fill-color="#000000" draw:stroke="none" fo:margin="1.000000000000000pt" style:wrap="biggest" style:wrap-dynamic-threshold="0.000000000000000pt" svg:fill-rule="evenodd"/>
    </style:style>
    <style:style style:name="gr15" style:family="graphic">
      <style:graphic-properties draw:fill="solid" draw:fill-color="#ffff00" draw:stroke="solid" draw:stroke-linejoin="miter" fo:margin="1.000000000000000pt" style:wrap="biggest" style:wrap-dynamic-threshold="0.000000000000000pt" svg:fill-rule="evenodd" svg:stroke-color="#000000" svg:stroke-opacity="1" svg:stroke-width="1.000000000000000pt"/>
    </style:style>
    <style:style style:name="gr16" style:family="graphic">
      <style:graphic-properties draw:fill="solid" draw:fill-color="#da4500" draw:stroke="none" fo:margin="1.000000000000000pt" style:wrap="biggest" style:wrap-dynamic-threshold="0.000000000000000pt" svg:fill-rule="evenodd"/>
    </style:style>
    <style:style style:name="gr17" style:family="graphic">
      <style:graphic-properties draw:fill="solid" draw:fill-color="#cac9c7" draw:stroke="none" fo:margin="1.000000000000000pt" style:wrap="biggest" style:wrap-dynamic-threshold="0.000000000000000pt" svg:fill-rule="evenodd"/>
    </style:style>
    <style:style style:name="gr18" style:family="graphic">
      <style:graphic-properties draw:fill="solid" draw:fill-color="#008500" draw:stroke="solid" draw:stroke-linejoin="miter" fo:margin="1.000000000000000pt" style:wrap="biggest" style:wrap-dynamic-threshold="0.000000000000000pt" svg:fill-rule="evenodd" svg:stroke-color="#000000" svg:stroke-opacity="1" svg:stroke-width="0.700000000000000pt"/>
    </style:style>
    <style:style style:name="gr19" style:family="graphic">
      <style:graphic-properties draw:fill="solid" draw:fill-color="#008f00" draw:stroke="none" fo:margin="1.000000000000000pt" style:wrap="biggest" style:wrap-dynamic-threshold="0.000000000000000pt" svg:fill-rule="evenodd"/>
    </style:style>
    <style:style style:name="gr20" style:family="graphic">
      <style:graphic-properties draw:fill="solid" draw:fill-color="#ffff00" draw:stroke="solid" draw:stroke-linejoin="miter" fo:margin="1.000000000000000pt" style:wrap="biggest" style:wrap-dynamic-threshold="0.000000000000000pt" svg:fill-rule="evenodd" svg:stroke-color="#000000" svg:stroke-opacity="1" svg:stroke-width="0.500000000000000pt"/>
    </style:style>
    <style:style style:name="gr21" style:family="graphic">
      <style:graphic-properties draw:fill="solid" draw:fill-color="#ffff00" draw:stroke="solid" draw:stroke-linejoin="miter" fo:margin="1.000000000000000pt" style:wrap="biggest" style:wrap-dynamic-threshold="0.000000000000000pt" svg:fill-rule="evenodd" svg:stroke-color="#000000" svg:stroke-opacity="1" svg:stroke-width="0.504367208000000pt"/>
    </style:style>
    <style:style style:name="dp2" style:family="drawing-page"/>
  </office:automatic-styles>
  <office:body>
    <office:drawing>
      <draw:page draw:name="page1" draw:id="page1" draw:master-page-name="Default1" draw:style-name="dp2">
        <draw:layer-set>
          <draw:layer draw:name="g555"/>
          <draw:layer draw:name="g943"/>
        </draw:layer-set>
        <draw:g draw:style-name="gr1" draw:id="shape1" svg:y="0.00000000000pt">
          <draw:rect draw:style-name="gr2" draw:id="shape2" draw:name="rect551" draw:layer="g943" svg:width="32.00000000000pt" svg:height="64.00000000000pt" draw:transform="matrix(1.56250000000 0.00000000000 0.00000000000 1.56250000000 0.00000000000pt 0.00000000000pt)"/>
          <draw:rect draw:style-name="gr3" draw:id="shape3" draw:name="rect552" draw:layer="g943" svg:width="32.00000000000pt" svg:height="64.00000000000pt" draw:transform="matrix(1.56250000000 0.00000000000 0.00000000000 1.56250000000 50.00000000000pt 0.00000000000pt)"/>
          <draw:rect draw:style-name="gr4" draw:id="shape4" draw:name="rect553" draw:layer="g943" svg:width="32.00000000000pt" svg:height="64.00000000000pt" draw:transform="matrix(1.56250000000 0.00000000000 0.00000000000 1.56250000000 100.00000000000pt 0.00000000000pt)"/>
          <draw:path draw:style-name="gr5" draw:id="shape5" draw:name="path905" draw:layer="g943" svg:width="36.70140486919pt" svg:height="73.40280973838pt" draw:transform="matrix(0.11400034000 -0.07214650998 0.07550214427 0.10893368324 80.92626033935pt 63.41463078819pt)" svg:viewBox="0 0 37 73" svg:d="M8.46962 0C8.46962 0 8.46962 47.994 8.46962 50.8169C8.46962 53.6406 8.46962 56.4636 5.64668 56.4636C2.82294 56.4636 0 62.1103 0 64.9332C0 70.5799 2.82294 73.4028 5.64668 73.4028C8.46962 73.4028 28.2318 73.4028 31.0547 73.4028C33.8785 73.4028 36.7014 70.5799 36.7014 64.9332C36.5197 61.9668 33.8785 56.4636 31.0547 56.4636C28.2318 56.4636 28.2318 53.6406 28.2318 50.8169C28.2318 47.994 28.2318 5.64588 28.2318 0" koffice:nodeTypes="cccccccccc"/>
          <draw:path draw:style-name="gr6" draw:id="shape6" draw:name="path907" draw:layer="g943" svg:width="34.03145619704pt" svg:height="70.79395025150pt" draw:transform="matrix(0.10463463166 -0.08411195776 0.08802412163 0.09998422654 76.71970680740pt 58.18917050720pt)" svg:viewBox="0 0 34 71" svg:d="M34.0315 35.397C34.0356 54.9437 26.4161 70.794 17.0158 70.794C7.61533 70.794 -0.0040759 54.9437 1.63581e-06 35.397C-0.0040759 15.8503 7.61533 0 17.0158 0C26.4161 0 34.0356 15.8503 34.0315 35.397Z" koffice:nodeTypes="ccccc"/>
          <draw:path draw:style-name="gr5" draw:id="shape7" draw:name="path898" draw:layer="g943" svg:width="36.70140486919pt" svg:height="73.40280973838pt" draw:transform="matrix(0.11938854503 0.06369355574 -0.06665603140 0.11408241366 65.25637857430pt 59.99857720523pt)" svg:viewBox="0 0 37 73" svg:d="M8.46962 0C8.46962 0 8.46962 47.994 8.46962 50.8169C8.46962 53.6406 8.46962 56.4636 5.64668 56.4636C2.82294 56.4636 0 62.1103 0 64.9332C0 70.5799 2.82294 73.4028 5.64668 73.4028C8.46962 73.4028 28.2318 73.4028 31.0547 73.4028C33.8785 73.4028 36.7014 70.5799 36.7014 64.9332C36.5197 61.9668 33.8785 56.4636 31.0547 56.4636C28.2318 56.4636 28.2318 53.6406 28.2318 50.8169C28.2318 47.994 28.2318 5.64588 28.2318 0" koffice:nodeTypes="cccccccccc"/>
          <draw:path draw:style-name="gr6" draw:id="shape8" draw:name="path895" draw:layer="g943" svg:width="118.93420909580pt" svg:height="141.46450580282pt" draw:transform="matrix(0.13673565000 0.00000000000 0.00000000000 0.13065854000 67.57571739689pt 56.48150479480pt)" svg:viewBox="0 0 119 141" svg:d="M70.8029 0L48.1315 0L48.1315 0C47.3821 0.748984 40.9351 43.1712 33.9626 59.4149C25.461 79.2198 0 96.6964 0 96.6964C0 96.6964 15.2542 101.523 19.7929 104.684C20.9214 104.353 45.2539 99.0256 48.0875 67.9028C50.922 99.0256 31.1282 113.172 31.1282 113.172C31.1282 113.172 59.4668 121.66 59.4668 141.465C59.4668 121.66 87.8062 113.172 87.8062 113.172C87.8062 113.172 73.5925 99.0256 70.7589 67.9028C76.4261 99.0256 98.013 104.353 99.1415 104.684C103.68 101.523 118.934 96.6964 118.934 96.6964C118.934 96.6964 93.4734 79.2198 84.9718 59.4149C77.9993 43.1712 71.5523 0.748984 70.8029 0Z" koffice:nodeTypes="ccccccccccccccc"/>
          <draw:path draw:style-name="gr6" draw:id="shape9" draw:name="path728" draw:layer="g943" svg:width="170.15823680471pt" svg:height="226.57410085628pt" draw:transform="matrix(0.13673565000 0.00000000000 0.00000000000 0.13065854000 64.07532093549pt 26.84985597169pt)" svg:viewBox="0 0 170 227" svg:d="M0 84.9599L42.5398 99.1194C56.7192 99.1194 70.8994 84.9751 70.8994 70.8148C71.3708 39.3132 59.5549 28.3203 56.7192 28.3203L62.3915 22.656L53.8835 14.16C53.8835 14.16 56.728 -0.531799 85.0788 0.0148869C113.429 0.562373 113.439 14.1752 113.439 28.3347C113.439 42.495 99.259 42.495 99.259 70.8148C99.259 84.9751 113.439 99.1345 127.618 99.1345L170.158 84.9751L170.158 226.574L0 226.574Z" koffice:nodeTypes="cccccccccccccc"/>
          <draw:g draw:style-name="gr1" draw:id="shape10" draw:name="g853" svg:y="34.61116656270pt">
            <draw:path draw:style-name="gr7" draw:id="shape11" draw:name="path732" draw:layer="g943" svg:width="140.18079336170pt" svg:height="12.30397444923pt" draw:transform="matrix(0.03308332725 0.00000000000 0.00000000000 0.09281616838 72.99004967288pt 38.70368257862pt)" svg:viewBox="0 0 140 12" svg:d="M0 0L11.6819 11.6463L23.363 0L35.0449 11.6463L58.4087 0L69.7843 12.304L81.7717 0L99.0054 12.304L116.817 0L128.499 11.6463L140.181 0" koffice:nodeTypes="ccccccccccc"/>
            <draw:path draw:style-name="gr8" draw:id="shape12" draw:name="path827" draw:layer="g943" svg:width="5.35588224000pt" svg:height="31.36265447226pt" draw:transform="matrix(0.13673565000 0.00000000000 0.00000000000 0.13065854000 73.76524247423pt 34.62965723025pt)" svg:viewBox="0 0 5 31" svg:d="M5.35588 0L0 31.3627" koffice:nodeTypes="cc"/>
            <draw:path draw:style-name="gr8" draw:id="shape13" draw:name="path828" draw:layer="g943" svg:width="0.00000000000pt" svg:height="31.18080000000pt" draw:transform="matrix(0.13673565000 0.00000000000 0.00000000000 0.13065854000 74.92803409616pt 34.62965723025pt)" svg:viewBox="0 0 0 31" svg:d="M0 0L0 31.1808" koffice:nodeTypes="cc"/>
            <draw:path draw:style-name="gr8" draw:id="shape14" draw:name="path829" draw:layer="g943" svg:width="0.00000000000pt" svg:height="31.18080000000pt" draw:transform="matrix(0.13673565000 0.00000000000 0.00000000000 0.13065854000 75.70318618592pt 34.62964447063pt)" svg:viewBox="0 0 0 31" svg:d="M0 0L0 31.1808" koffice:nodeTypes="cc"/>
            <draw:path draw:style-name="gr8" draw:id="shape15" draw:name="path830" draw:layer="g943" svg:width="2.67794112000pt" svg:height="31.36265447226pt" draw:transform="matrix(0.13673565000 0.00000000000 0.00000000000 0.13065854000 76.47842262716pt 34.62965723025pt)" svg:viewBox="0 0 3 31" svg:d="M0 0L2.67794 31.3627" koffice:nodeTypes="cc"/>
            <draw:path draw:style-name="gr8" draw:id="shape16" draw:name="path831" draw:layer="g943" svg:width="2.67794112000pt" svg:height="31.36265447226pt" draw:transform="matrix(0.13673565000 0.00000000000 0.00000000000 0.13065854000 77.25365906840pt 34.62964447063pt)" svg:viewBox="0 0 3 31" svg:d="M0 0L2.67794 31.3627" koffice:nodeTypes="cc"/>
          </draw:g>
          <draw:g draw:style-name="gr1" draw:id="shape17" draw:name="g712" svg:y="26.62087690097pt">
            <draw:path draw:style-name="gr6" draw:id="shape18" draw:name="path691" draw:layer="g943" svg:width="56.38725564632pt" svg:height="340.31567323765pt" draw:transform="matrix(-0.13673565000 0.00000000000 0.00000000000 0.13065854000 64.07530007128pt 26.85185075010pt)" svg:viewBox="0 0 56 340" svg:d="M28.1936 0C56.3873 14.1802 56.3873 42.5389 56.3873 56.7191C55.3918 69.6187 56.3873 340.316 56.3873 340.316C56.3873 340.316 54.5524 324.29 42.29 311.956L28.1936 297.776L14.0964 283.596C3.79146 274.173 0 255.236 0 241.057L0 42.5397C0 42.5397 0 28.3595 28.1936 0Z" koffice:nodeTypes="ccccccccc"/>
            <draw:path draw:style-name="gr9" draw:id="shape19" draw:name="path692" draw:layer="g943" svg:width="56.38725564632pt" svg:height="14.34935264000pt" draw:transform="matrix(-0.13673565000 0.00000000000 0.00000000000 0.13065854000 64.07530007128pt 32.40742316174pt)" svg:viewBox="0 0 56 14" svg:d="M0 14.3494C0.331802 14.3494 14.0964 0 14.0964 0C14.0964 0 28.1936 14.3494 28.1936 14.3494C28.1936 14.3494 42.29 0 42.29 0L56.3873 14.3494" koffice:nodeTypes="ccccc"/>
            <draw:path draw:style-name="gr9" draw:id="shape20" draw:name="path693" draw:layer="g943" svg:width="56.38725564632pt" svg:height="14.34935264000pt" draw:transform="matrix(-0.13673565000 0.00000000000 0.00000000000 -0.13065854000 64.07532194898pt 37.96302428254pt)" svg:viewBox="0 0 56 14" svg:d="M0 14.3494C0.331802 14.3494 14.0964 0 14.0964 0C14.0964 0 28.1936 14.3494 28.1936 14.3494C28.1936 14.3494 42.29 0 42.29 0L56.3873 14.3494" koffice:nodeTypes="ccccc"/>
            <draw:path draw:style-name="gr9" draw:id="shape21" draw:name="path694" draw:layer="g943" svg:width="56.38725564632pt" svg:height="14.34935264000pt" draw:transform="matrix(-0.13673565000 0.00000000000 0.00000000000 0.13065854000 64.07532194898pt 39.81477773699pt)" svg:viewBox="0 0 56 14" svg:d="M0 14.3494C0.331802 14.3494 14.0964 0 14.0964 0C14.0964 0 28.1936 14.3494 28.1936 14.3494C28.1936 14.3494 42.29 0 42.29 0L56.3873 14.3494" koffice:nodeTypes="ccccc"/>
            <draw:path draw:style-name="gr9" draw:id="shape22" draw:name="path695" draw:layer="g943" svg:width="0.16640000000pt" svg:height="127.01000000000pt" draw:transform="matrix(-0.13673565000 0.00000000000 0.00000000000 0.24786708989 62.13737305096pt 32.40744000729pt)" svg:viewBox="0 0 0 127" svg:d="M0.1664 0L0 127.01" koffice:nodeTypes="cc"/>
            <draw:path draw:style-name="gr9" draw:id="shape23" draw:name="path696" draw:layer="g943" svg:width="0.16640000000pt" svg:height="141.18300000000pt" draw:transform="matrix(-0.13673565000 0.00000000000 0.00000000000 0.22247477857 60.22213320969pt 34.25931170781pt)" svg:viewBox="0 0 0 141" svg:d="M0.1664 0L0 141.183" koffice:nodeTypes="cc"/>
            <draw:path draw:style-name="gr9" draw:id="shape24" draw:name="path697" draw:layer="g943" svg:width="0.16640000000pt" svg:height="141.18300000000pt" draw:transform="matrix(-0.13673565000 0.00000000000 0.00000000000 0.24921653129 58.28414055626pt 32.40743563932pt)" svg:viewBox="0 0 0 141" svg:d="M0.1664 0L0 141.183" koffice:nodeTypes="cc"/>
          </draw:g>
          <draw:g draw:style-name="gr1" draw:id="shape25" draw:name="g720" svg:y="26.62087690097pt">
            <draw:path draw:style-name="gr6" draw:id="shape26" draw:name="path675" draw:layer="g943" svg:width="56.38725564632pt" svg:height="340.31567323765pt" draw:transform="matrix(0.13673565000 0.00000000000 0.00000000000 0.13065854000 87.33115721820pt 26.85185075010pt)" svg:viewBox="0 0 56 340" svg:d="M28.1936 0C56.3873 14.1802 56.3873 42.5389 56.3873 56.7191C55.3918 69.6187 56.3873 340.316 56.3873 340.316C56.3873 340.316 54.5524 324.29 42.29 311.956L28.1936 297.776L14.0964 283.596C3.79146 274.173 0 255.236 0 241.057L0 42.5397C0 42.5397 0 28.3595 28.1936 0Z" koffice:nodeTypes="ccccccccc"/>
            <draw:path draw:style-name="gr9" draw:id="shape27" draw:name="path676" draw:layer="g943" svg:width="56.38725564632pt" svg:height="14.34935264000pt" draw:transform="matrix(0.13673565000 0.00000000000 0.00000000000 0.13065854000 87.33115721820pt 32.40742316174pt)" svg:viewBox="0 0 56 14" svg:d="M0 14.3494C0.331802 14.3494 14.0964 0 14.0964 0C14.0964 0 28.1936 14.3494 28.1936 14.3494C28.1936 14.3494 42.29 0 42.29 0L56.3873 14.3494" koffice:nodeTypes="ccccc"/>
            <draw:path draw:style-name="gr9" draw:id="shape28" draw:name="path677" draw:layer="g943" svg:width="56.38725564632pt" svg:height="14.34935264000pt" draw:transform="matrix(0.13673565000 0.00000000000 0.00000000000 -0.13065854000 87.33114627935pt 37.96302428254pt)" svg:viewBox="0 0 56 14" svg:d="M0 14.3494C0.331802 14.3494 14.0964 0 14.0964 0C14.0964 0 28.1936 14.3494 28.1936 14.3494C28.1936 14.3494 42.29 0 42.29 0L56.3873 14.3494" koffice:nodeTypes="ccccc"/>
            <draw:path draw:style-name="gr9" draw:id="shape29" draw:name="path678" draw:layer="g943" svg:width="56.38725564632pt" svg:height="14.34935264000pt" draw:transform="matrix(0.13673565000 0.00000000000 0.00000000000 0.13065854000 87.33114627935pt 39.81482477406pt)" svg:viewBox="0 0 56 14" svg:d="M0 14.3494C0.331802 14.3494 14.0964 0 14.0964 0C14.0964 0 28.1936 14.3494 28.1936 14.3494C28.1936 14.3494 42.29 0 42.29 0L56.3873 14.3494" koffice:nodeTypes="ccccc"/>
            <draw:path draw:style-name="gr9" draw:id="shape30" draw:name="path679" draw:layer="g943" svg:width="0.16640000000pt" svg:height="127.01000000000pt" draw:transform="matrix(0.13673565000 0.00000000000 0.00000000000 0.24786708989 89.26908423852pt 32.40744000729pt)" svg:viewBox="0 0 0 127" svg:d="M0.1664 0L0 127.01" koffice:nodeTypes="cc"/>
            <draw:path draw:style-name="gr9" draw:id="shape31" draw:name="path680" draw:layer="g943" svg:width="0.16640000000pt" svg:height="141.18300000000pt" draw:transform="matrix(0.13673565000 0.00000000000 0.00000000000 0.22247477857 91.18432407980pt 34.25931170781pt)" svg:viewBox="0 0 0 141" svg:d="M0.1664 0L0 141.183" koffice:nodeTypes="cc"/>
            <draw:path draw:style-name="gr9" draw:id="shape32" draw:name="path681" draw:layer="g943" svg:width="0.16640000000pt" svg:height="141.18300000000pt" draw:transform="matrix(0.13673565000 0.00000000000 0.00000000000 0.24921653129 93.12231673323pt 32.40743563932pt)" svg:viewBox="0 0 0 141" svg:d="M0.1664 0L0 141.183" koffice:nodeTypes="cc"/>
          </draw:g>
          <draw:path draw:style-name="gr6" draw:id="shape33" draw:name="path903" draw:layer="g943" svg:width="34.03145619704pt" svg:height="70.79395025150pt" draw:transform="matrix(0.12621808054 0.05025205844 -0.05258935140 0.12060841576 68.18548513658pt 54.02961384930pt)" svg:viewBox="0 0 34 71" svg:d="M34.0315 35.397C34.0356 54.9437 26.4161 70.794 17.0158 70.794C7.61533 70.794 -0.0040759 54.9437 1.63581e-06 35.397C-0.0040759 15.8503 7.61533 0 17.0158 0C26.4161 0 34.0356 15.8503 34.0315 35.397Z" koffice:nodeTypes="ccccc"/>
          <draw:g draw:style-name="gr1" draw:id="shape34" draw:name="g860" svg:y="39.63002475711pt">
            <draw:rect draw:style-name="gr10" draw:id="shape35" draw:name="rect741" draw:layer="g943" svg:width="170.07871200000pt" svg:height="85.03935200000pt" draw:transform="matrix(0.13673565000 0.00000000000 0.00000000000 0.13065854000 64.07533864035pt 39.81480354409pt)"/>
            <draw:path draw:style-name="gr11" draw:id="shape36" draw:name="path742" draw:layer="g943" svg:width="170.15823680471pt" svg:height="99.42605741253pt" draw:transform="matrix(0.13673537653 0.00000000000 0.00000000000 0.13065840934 64.07532066426pt 50.92593086899pt)" svg:viewBox="0 0 170 99" svg:d="M0 0L170.158 0L170.158 42.6114C170.158 71.0187 127.618 71.0187 85.0796 99.4261C42.5398 71.0187 0 71.0187 0 42.6114Z" koffice:nodeTypes="cccccc"/>
            <draw:path draw:style-name="gr12" draw:id="shape37" draw:name="path740" draw:layer="g943" svg:width="170.15823680471pt" svg:height="184.50434513043pt" draw:transform="matrix(0.13673523979 0.00000000000 0.00000000000 0.13065840934 64.07536259207pt 39.81480439149pt)" svg:viewBox="0 0 170 185" svg:d="M4.54959e-14 0L170.158 0L170.158 127.734C170.158 156.12 127.618 156.12 85.0788 184.504C42.5398 156.12 0 156.12 0 127.734Z" koffice:nodeTypes="cccccc"/>
            <draw:path draw:style-name="gr13" draw:id="shape38" draw:name="path744" draw:layer="g943" svg:width="170.15643597176pt" svg:height="356.33788013258pt" draw:transform="matrix(0.09571522847 0.00000000000 0.00000000000 0.06135254668 67.56374044171pt 40.55553677576pt)" svg:viewBox="0 0 170 356" svg:d="M40.5131 0C40.5131 0 0 44.3786 0 86.9188C0 129.458 42.5388 143.638 42.5388 143.638C42.5388 143.638 28.3587 143.638 28.3587 200.358C28.3587 228.718 70.8983 214.539 70.8983 228.718C70.8983 242.898 70.2972 277.203 70.8983 299.618C70.8983 313.798 42.5388 299.618 42.5388 313.798C42.5388 320.888 63.8086 356.338 85.0784 356.338C106.347 356.338 127.617 320.888 127.617 313.798C127.617 299.618 99.2578 313.798 99.2578 299.618C99.2578 265.344 99.2578 242.898 99.2578 228.718C99.2578 214.539 141.797 228.718 141.797 200.358C141.797 143.638 127.617 143.638 127.617 143.638C127.617 143.638 170.156 129.458 170.156 86.9188C170.156 44.3794 129.643 6.82444e-14 129.643 0.000800379C129.643 4.54963e-14 152.432 58.559 152.432 86.9188C152.432 101.099 141.797 129.458 113.438 129.458C113.438 129.458 106.266 115.279 99.2578 129.458C99.2578 129.458 91.1028 115.279 85.0784 129.458C82.9991 134.353 79.3102 115.279 70.8983 129.458C67.3246 133.217 64.5081 115.279 56.7181 129.458C42.5388 129.458 14.1801 115.279 14.1793 86.9188C14.1793 58.559 40.5131 6.82444e-14 40.5131 0Z" koffice:nodeTypes="ccccccccccccccccccccccc"/>
            <draw:path draw:style-name="gr13" draw:id="shape39" draw:name="path746" draw:layer="g943" svg:width="29.73758501120pt" svg:height="53.91986468643pt" draw:transform="matrix(0.09571522847 0.00000000000 0.00000000000 0.06135254668 71.44101875228pt 56.06593388699pt)" svg:viewBox="0 0 30 54" svg:d="M0.701566 0.810333C-2.12041 3.64263 4.3503 49.7931 6.34631 51.7956C9.16828 54.6279 26.1018 54.6279 28.9237 51.7956C30.9349 49.7771 28.9237 6.47493 26.1018 3.64263C23.2798 0.809533 2.69757 -1.19298 0.701566 0.810333Z" koffice:nodeTypes="ccccc"/>
            <draw:path draw:style-name="gr13" draw:id="shape40" draw:name="path747" draw:layer="g943" svg:width="29.73758501120pt" svg:height="53.91986468643pt" draw:transform="matrix(-0.09571522847 0.00000000000 0.00000000000 0.06135254668 79.96546041491pt 56.06593388699pt)" svg:viewBox="0 0 30 54" svg:d="M0.701566 0.810333C-2.12041 3.64263 4.3503 49.7931 6.34631 51.7956C9.16828 54.6279 26.1018 54.6279 28.9237 51.7956C30.9349 49.7771 28.9237 6.47493 26.1018 3.64263C23.2798 0.809533 2.69757 -1.19298 0.701566 0.810333Z" koffice:nodeTypes="ccccc"/>
            <draw:path draw:style-name="gr13" draw:id="shape41" draw:name="path748" draw:layer="g943" svg:width="25.03279044320pt" svg:height="25.03281556252pt" draw:transform="matrix(0.11001613663 0.00000000000 0.00000000000 0.07648241363 71.49313996320pt 54.11470924185pt)" svg:viewBox="0 0 25 25" svg:d="M25.0328 12.5164C25.0328 19.429 19.429 25.0328 12.5164 25.0328C5.60379 25.0328 0 19.429 0 12.5164C0 5.6038 5.60379 0 12.5164 0C19.429 0 25.0328 5.6038 25.0328 12.5164Z" koffice:nodeTypes="ccccc"/>
            <draw:path draw:style-name="gr13" draw:id="shape42" draw:name="path749" draw:layer="g943" svg:width="25.03279044320pt" svg:height="25.03281556252pt" draw:transform="matrix(0.11001695705 0.00000000000 0.00000000000 0.07648332824 77.10660177235pt 54.11470800725pt)" svg:viewBox="0 0 25 25" svg:d="M25.0328 12.5164C25.0328 19.429 19.429 25.0328 12.5164 25.0328C5.60379 25.0328 0 19.429 0 12.5164C0 5.6038 5.60379 0 12.5164 0C19.429 0 25.0328 5.6038 25.0328 12.5164Z" koffice:nodeTypes="ccccc"/>
            <draw:path draw:style-name="gr14" draw:id="shape43" draw:name="path750" draw:layer="g943" svg:width="25.03279044320pt" svg:height="25.03281556252pt" draw:transform="matrix(0.05317512693 0.00000000000 0.00000000000 0.03408489333 76.78850134347pt 60.32045030108pt)" svg:viewBox="0 0 25 25" svg:d="M25.0328 12.5164C25.0328 19.429 19.429 25.0328 12.5164 25.0328C5.60379 25.0328 0 19.429 0 12.5164C0 5.6038 5.60379 0 12.5164 0C19.429 0 25.0328 5.6038 25.0328 12.5164Z" koffice:nodeTypes="ccccc"/>
            <draw:path draw:style-name="gr14" draw:id="shape44" draw:name="path751" draw:layer="g943" svg:width="25.03279044320pt" svg:height="25.03281556252pt" draw:transform="matrix(0.05317512693 0.00000000000 0.00000000000 0.03408489333 73.26135602688pt 60.32045030108pt)" svg:viewBox="0 0 25 25" svg:d="M25.0328 12.5164C25.0328 19.429 19.429 25.0328 12.5164 25.0328C5.60379 25.0328 0 19.429 0 12.5164C0 5.6038 5.60379 0 12.5164 0C19.429 0 25.0328 5.6038 25.0328 12.5164Z" koffice:nodeTypes="ccccc"/>
            <draw:path draw:style-name="gr15" draw:id="shape45" draw:name="polygon785" draw:layer="g943" svg:width="46.98156511802pt" svg:height="46.98155703311pt" draw:transform="matrix(0.13340053076 0.00000000000 0.00000000000 0.12747151689 72.60245763524pt 40.92595494001pt)" svg:viewBox="0 0 47 47" svg:d="M23.4908 46.9816L17.1981 38.6826L6.88029 40.1012L8.29893 29.7835L0 23.4908L8.29893 17.1981L6.88029 6.88028L17.1981 8.29892L23.4908 0L29.7835 8.29892L40.1013 6.88028L38.6826 17.1981L46.9816 23.4908L38.6826 29.7835L40.1012 40.1012L29.7835 38.6826Z" koffice:nodeTypes="ccccccccccccccccc"/>
            <draw:path draw:style-name="gr15" draw:id="shape46" draw:name="path786" draw:layer="g943" svg:width="34.03200752941pt" svg:height="17.01600376471pt" draw:transform="matrix(0.13673565000 0.00000000000 0.00000000000 0.13065854000 81.51720688812pt 49.81477998943pt)" svg:viewBox="0 0 34 17" svg:d="M0 8.508C0 8.508 17.016 17.016 17.016 17.016L34.032 8.508L17.016 0Z" koffice:nodeTypes="ccccc"/>
            <draw:path draw:style-name="gr15" draw:id="shape47" draw:name="path788" draw:layer="g943" svg:width="34.03200752941pt" svg:height="17.01600376471pt" draw:transform="matrix(0.13673565000 0.00000000000 0.00000000000 0.13065854000 64.85053651252pt 49.81481667334pt)" svg:viewBox="0 0 34 17" svg:d="M0 8.508C0 8.508 17.016 17.016 17.016 17.016L34.032 8.508L17.016 0Z" koffice:nodeTypes="ccccc"/>
            <draw:path draw:style-name="gr15" draw:id="shape48" draw:name="path790" draw:layer="g943" svg:width="34.03040679529pt" svg:height="17.01600376471pt" draw:transform="matrix(0.11857291687 -0.06506978214 0.06809626800 0.11330303547 79.93239283863pt 57.84242816267pt)" svg:viewBox="0 0 34 17" svg:d="M34.0304 17.016C31.1947 11.3445 22.6869 8.508 17.0156 8.508C11.3435 8.508 5.67133 8.508 0 17.016C0 5.67227 8.40536 0 17.0156 0C25.6243 0 34.0304 8.40635 34.0304 17.016Z" koffice:nodeTypes="ccccc"/>
            <draw:path draw:style-name="gr15" draw:id="shape49" draw:name="path792" draw:layer="g943" svg:width="11.68759798487pt" svg:height="11.68764746241pt" draw:transform="matrix(0.13673565000 0.00000000000 0.00000000000 0.13065854000 67.56370806883pt 54.62963322504pt)" svg:viewBox="0 0 12 12" svg:d="M11.6876 5.84383C11.6876 9.0713 9.07122 11.6876 5.84379 11.6876C2.61636 11.6876 0 9.0713 0 5.84383C0 2.61638 2.61636 0 5.84379 0C9.07122 0 11.6876 2.61638 11.6876 5.84383Z" koffice:nodeTypes="ccccc"/>
            <draw:path draw:style-name="gr15" draw:id="shape50" draw:name="path793" draw:layer="g943" svg:width="11.68759798487pt" svg:height="11.68764746241pt" draw:transform="matrix(0.13673565000 0.00000000000 0.00000000000 0.13065854000 66.78851494544pt 57.22222854532pt)" svg:viewBox="0 0 12 12" svg:d="M11.6876 5.84383C11.6876 9.0713 9.07122 11.6876 5.84379 11.6876C2.61636 11.6876 0 9.0713 0 5.84383C0 2.61638 2.61636 0 5.84379 0C9.07122 0 11.6876 2.61638 11.6876 5.84383Z" koffice:nodeTypes="ccccc"/>
            <draw:path draw:style-name="gr15" draw:id="shape51" draw:name="path795" draw:layer="g943" svg:width="11.68759798487pt" svg:height="11.68764746241pt" draw:transform="matrix(0.13673565000 0.00000000000 0.00000000000 0.13065854000 66.40091641476pt 55.74074059240pt)" svg:viewBox="0 0 12 12" svg:d="M11.6876 5.84383C11.6876 9.0713 9.07122 11.6876 5.84379 11.6876C2.61636 11.6876 0 9.0713 0 5.84383C0 2.61638 2.61636 0 5.84379 0C9.07122 0 11.6876 2.61638 11.6876 5.84383Z" koffice:nodeTypes="ccccc"/>
            <draw:path draw:style-name="gr15" draw:id="shape52" draw:name="path796" draw:layer="g943" svg:width="11.68759798487pt" svg:height="11.68764746241pt" draw:transform="matrix(0.13673565000 0.00000000000 0.00000000000 0.13065854000 68.33890502081pt 57.22222854532pt)" svg:viewBox="0 0 12 12" svg:d="M11.6876 5.84383C11.6876 9.0713 9.07122 11.6876 5.84379 11.6876C2.61636 11.6876 0 9.0713 0 5.84383C0 2.61638 2.61636 0 5.84379 0C9.07122 0 11.6876 2.61638 11.6876 5.84383Z" koffice:nodeTypes="ccccc"/>
            <draw:path draw:style-name="gr15" draw:id="shape53" draw:name="path797" draw:layer="g943" svg:width="11.68759798487pt" svg:height="11.68764746241pt" draw:transform="matrix(0.13673565000 0.00000000000 0.00000000000 0.13065854000 68.72649939474pt 55.74074059240pt)" svg:viewBox="0 0 12 12" svg:d="M11.6876 5.84383C11.6876 9.0713 9.07122 11.6876 5.84379 11.6876C2.61636 11.6876 0 9.0713 0 5.84383C0 2.61638 2.61636 0 5.84379 0C9.07122 0 11.6876 2.61638 11.6876 5.84383Z" koffice:nodeTypes="ccccc"/>
            <draw:path draw:style-name="gr15" draw:id="shape54" draw:name="path791" draw:layer="g943" svg:width="11.68759798487pt" svg:height="11.68764746241pt" draw:transform="matrix(0.13673565000 0.00000000000 0.00000000000 0.13065854000 67.56371222559pt 56.11111260676pt)" svg:viewBox="0 0 12 12" svg:d="M11.6876 5.84383C11.6876 9.0713 9.07122 11.6876 5.84379 11.6876C2.61636 11.6876 0 9.0713 0 5.84383C0 2.61638 2.61636 0 5.84379 0C9.07122 0 11.6876 2.61638 11.6876 5.84383Z" koffice:nodeTypes="ccccc"/>
          </draw:g>
          <draw:g draw:style-name="gr1" draw:id="shape55" draw:name="g881" svg:y="24.90763514558pt">
            <draw:path draw:style-name="gr16" draw:id="shape56" draw:name="path822" draw:layer="g943" svg:width="26.92162562462pt" svg:height="8.03533511111pt" draw:transform="matrix(0.15626929475 0.00000000000 0.00000000000 0.21776493018 68.85560285204pt 29.81482554689pt)" svg:viewBox="0 0 27 8" svg:d="M20.191 5.35639C7.45349 5.35639 5.76921 6.69586 0 8.03534C0 4.33893 14.1841 0 26.9216 0C26.9216 2.67819 23.5563 5.35714 20.191 5.35639Z" koffice:nodeTypes="cccc"/>
            <draw:path draw:style-name="gr17" draw:id="shape57" draw:name="path823" draw:layer="g943" svg:width="11.68762272364pt" svg:height="11.68764713255pt" draw:transform="matrix(0.13673565000 0.00000000000 0.00000000000 0.13065854000 73.37764971214pt 28.33333478763pt)" svg:viewBox="0 0 12 12" svg:d="M11.6876 5.84383C11.6876 9.0713 9.07126 11.6876 5.84381 11.6876C2.61636 11.6876 0 9.0713 0 5.84383C0 2.61638 2.61636 0 5.84381 0C9.07126 0 11.6876 2.61638 11.6876 5.84383Z" koffice:nodeTypes="ccccc"/>
            <draw:path draw:style-name="gr15" draw:id="shape58" draw:name="path825" draw:layer="g943" svg:width="36.70140486919pt" svg:height="62.72691828645pt" draw:transform="matrix(0.13673565000 0.00000000000 0.00000000000 0.13065854000 66.78846353284pt 25.00002468523pt)" svg:viewBox="0 0 37 63" svg:d="M0 11.4047L0 19.9584L14.1163 19.9584L14.1163 62.7269L22.5859 62.7269L22.5859 19.9584L36.7014 19.9584L36.7014 11.4047L22.5859 11.4047L22.5859 0L14.1163 0L14.1163 11.4047Z" koffice:nodeTypes="ccccccccccccc"/>
            <draw:path draw:style-name="gr16" draw:id="shape59" draw:name="path821" draw:layer="g943" svg:width="25.03315938462pt" svg:height="8.03533511111pt" draw:transform="matrix(0.18231442789 0.00000000000 0.00000000000 0.29034783969 68.33884616268pt 27.96296580371pt)" svg:viewBox="0 0 25 8" svg:d="M25.0332 6.02688C12.7505 6.02688 5.56319 6.69586 0 8.03534C0 4.33893 7.18732 0 19.47 0C22.2512 0 25.0332 4.01767 25.0332 6.02688Z" koffice:nodeTypes="cccc"/>
          </draw:g>
          <draw:g draw:style-name="gr1" draw:id="shape60" draw:name="g920" svg:y="45.00007193004pt">
            <draw:path draw:style-name="gr18" draw:id="shape61" draw:name="path908" draw:layer="g943" svg:width="238.45021045869pt" svg:height="208.01049237875pt" draw:transform="matrix(0.07703713868 0.05884298810 -0.02792647895 0.04701355586 52.50060975690pt 48.36916572593pt)" svg:viewBox="0 0 238 208" svg:d="M8.8801 12.5098C-2.44541 1.17113 -4.41163 -4.57702 11.7115 4.43121L238.45 202.436L235.76 208.01Z" koffice:nodeTypes="ccccc"/>
            <draw:path draw:style-name="gr19" draw:id="shape62" draw:name="path912" draw:layer="g943" svg:width="101.20581792683pt" svg:height="96.17111155155pt" draw:transform="matrix(0.01800904225 -0.02354388496 0.04476725181 0.03126698060 55.56925489882pt 62.91073580834pt)" svg:viewBox="0 0 101 96" svg:d="M62.6853 94.3443C111.374 77.48 102.248 12.7225 96.6467 12.2676C91.0462 11.812 70.015 27.1381 67.1916 41.251C61.5449 18.6713 48.7823 -2.22441 41.4187 0.190798C30.3731 2.60601 43.3841 38.0209 37.7368 43.6662C32.0897 46.4885 6.56549 26.3519 0.918329 29.1741C-4.72884 31.9972 15.6457 108.879 62.6853 94.3443Z" koffice:nodeTypes="ccccccc"/>
            <draw:path draw:style-name="gr19" draw:id="shape63" draw:name="path913" draw:layer="g943" svg:width="101.20581792683pt" svg:height="96.17111155155pt" draw:transform="matrix(0.01800904225 -0.02354388496 0.04476725181 0.03126698060 52.49520033251pt 58.01575471846pt)" svg:viewBox="0 0 101 96" svg:d="M62.6853 94.3443C111.374 77.48 102.248 12.7225 96.6467 12.2676C91.0462 11.812 70.015 27.1381 67.1916 41.251C61.5449 18.6713 48.7823 -2.22441 41.4187 0.190798C30.3731 2.60601 43.3841 38.0209 37.7368 43.6662C32.0897 46.4885 6.56549 26.3519 0.918329 29.1741C-4.72884 31.9972 15.6457 108.879 62.6853 94.3443Z" koffice:nodeTypes="ccccccc"/>
            <draw:path draw:style-name="gr19" draw:id="shape64" draw:name="path914" draw:layer="g943" svg:width="101.20581792683pt" svg:height="96.17111155155pt" draw:transform="matrix(0.01800904225 -0.02354388496 0.04476725181 0.03126698060 50.14289515915pt 53.57131563255pt)" svg:viewBox="0 0 101 96" svg:d="M62.6853 94.3443C111.374 77.48 102.248 12.7225 96.6467 12.2676C91.0462 11.812 70.015 27.1381 67.1916 41.251C61.5449 18.6713 48.7823 -2.22441 41.4187 0.190798C30.3731 2.60601 43.3841 38.0209 37.7368 43.6662C32.0897 46.4885 6.56549 26.3519 0.918329 29.1741C-4.72884 31.9972 15.6457 108.879 62.6853 94.3443Z" koffice:nodeTypes="ccccccc"/>
            <draw:path draw:style-name="gr19" draw:id="shape65" draw:name="path915" draw:layer="g943" svg:width="101.20581792683pt" svg:height="96.17111155155pt" draw:transform="matrix(0.01800904225 -0.02354388496 0.04476725181 0.03126698060 47.81731163222pt 48.75650662282pt)" svg:viewBox="0 0 101 96" svg:d="M62.6853 94.3443C111.374 77.48 102.248 12.7225 96.6467 12.2676C91.0462 11.812 70.015 27.1381 67.1916 41.251C61.5449 18.6713 48.7823 -2.22441 41.4187 0.190798C30.3731 2.60601 43.3841 38.0209 37.7368 43.6662C32.0897 46.4885 6.56549 26.3519 0.918329 29.1741C-4.72884 31.9972 15.6457 108.879 62.6853 94.3443Z" koffice:nodeTypes="ccccccc"/>
            <draw:path draw:style-name="gr19" draw:id="shape66" draw:name="path916" draw:layer="g943" svg:width="101.20581792683pt" svg:height="96.17111155155pt" draw:transform="matrix(0.03051871340 -0.00009632397 0.00018309587 0.05298595773 52.05384274703pt 45.00417915024pt)" svg:viewBox="0 0 101 96" svg:d="M62.6853 94.3443C111.374 77.48 102.248 12.7225 96.6467 12.2676C91.0462 11.812 70.015 27.1381 67.1916 41.251C61.5449 18.6713 48.7823 -2.22441 41.4187 0.190798C30.3731 2.60601 43.3841 38.0209 37.7368 43.6662C32.0897 46.4885 6.56549 26.3519 0.918329 29.1741C-4.72884 31.9972 15.6457 108.879 62.6853 94.3443Z" koffice:nodeTypes="ccccccc"/>
            <draw:path draw:style-name="gr19" draw:id="shape67" draw:name="path917" draw:layer="g943" svg:width="101.20581792683pt" svg:height="96.17111155155pt" draw:transform="matrix(0.02880117690 0.00964565897 -0.01834076294 0.05000406853 56.07267189137pt 48.90111327860pt)" svg:viewBox="0 0 101 96" svg:d="M62.6853 94.3443C111.374 77.48 102.248 12.7225 96.6467 12.2676C91.0462 11.812 70.015 27.1381 67.1916 41.251C61.5449 18.6713 48.7823 -2.22441 41.4187 0.190798C30.3731 2.60601 43.3841 38.0209 37.7368 43.6662C32.0897 46.4885 6.56549 26.3519 0.918329 29.1741C-4.72884 31.9972 15.6457 108.879 62.6853 94.3443Z" koffice:nodeTypes="ccccccc"/>
            <draw:path draw:style-name="gr19" draw:id="shape68" draw:name="path918" draw:layer="g943" svg:width="101.20581792683pt" svg:height="96.17111155155pt" draw:transform="matrix(0.03040508608 0.00251694601 -0.00478587902 0.05278853267 57.26380688717pt 53.41109684345pt)" svg:viewBox="0 0 101 96" svg:d="M62.6853 94.3443C111.374 77.48 102.248 12.7225 96.6467 12.2676C91.0462 11.812 70.015 27.1381 67.1916 41.251C61.5449 18.6713 48.7823 -2.22441 41.4187 0.190798C30.3731 2.60601 43.3841 38.0209 37.7368 43.6662C32.0897 46.4885 6.56549 26.3519 0.918329 29.1741C-4.72884 31.9972 15.6457 108.879 62.6853 94.3443Z" koffice:nodeTypes="ccccccc"/>
            <draw:path draw:style-name="gr19" draw:id="shape69" draw:name="path919" draw:layer="g943" svg:width="101.20581792683pt" svg:height="96.17111155155pt" draw:transform="matrix(0.02998257292 0.00544320342 -0.01034998215 0.05205514629 60.60537754492pt 58.94214232192pt)" svg:viewBox="0 0 101 96" svg:d="M62.6853 94.3443C111.374 77.48 102.248 12.7225 96.6467 12.2676C91.0462 11.812 70.015 27.1381 67.1916 41.251C61.5449 18.6713 48.7823 -2.22441 41.4187 0.190798C30.3731 2.60601 43.3841 38.0209 37.7368 43.6662C32.0897 46.4885 6.56549 26.3519 0.918329 29.1741C-4.72884 31.9972 15.6457 108.879 62.6853 94.3443Z" koffice:nodeTypes="ccccccc"/>
          </draw:g>
          <draw:path draw:style-name="gr5" draw:id="shape70" draw:name="path899" draw:layer="g943" svg:width="36.70139870464pt" svg:height="22.38532454779pt" draw:transform="matrix(0.11938854503 0.06369355574 -0.06665603140 0.11408241366 61.47791887020pt 66.46547290168pt)" svg:viewBox="0 0 37 22" svg:d="M36.7014 11.1927C36.7074 17.3731 28.4897 22.3853 18.3507 22.3853C8.21166 22.3853 -0.00597232 17.3731 3.25686e-06 11.1927C-0.00597232 5.01219 8.21166 0 18.3507 0C28.4897 0 36.7074 5.01219 36.7014 11.1927Z" koffice:nodeTypes="ccccc"/>
          <draw:g draw:style-name="gr1" draw:id="shape71" draw:name="g935" svg:y="45.32636827948pt">
            <draw:path draw:style-name="gr20" draw:id="shape72" draw:name="path934" draw:layer="g943" svg:width="17.01440304941pt" svg:height="25.03158944000pt" draw:transform="matrix(0.09899565345 0.03117473567 -0.03623508399 0.09352407635 97.09323490559pt 45.19365777817pt)" svg:viewBox="0 0 17 25" svg:d="M0 11.1252L0 5.56223L5.6712 5.56223L5.6712 0L11.3432 0L11.3432 5.56223L17.0144 5.56223L17.0144 11.1252L11.3432 11.1252L11.3432 25.0316L5.6712 25.0316L5.6712 11.1252Z" koffice:nodeTypes="ccccccccccccc"/>
            <draw:rect draw:style-name="gr21" draw:id="shape73" draw:name="rect930" draw:layer="g943" svg:width="5.66929928000pt" svg:height="164.40940000000pt" draw:transform="matrix(0.09899565345 0.03117473567 -0.03623508399 0.09352407635 95.49745156332pt 50.93762451499pt)"/>
            <draw:rect draw:style-name="gr20" draw:id="shape74" draw:name="rect931" draw:layer="g943" svg:width="11.33857440000pt" svg:height="45.35434560000pt" draw:transform="matrix(0.09899565345 0.03117473567 -0.03623508399 0.09352407635 89.36216031763pt 65.96038580160pt)"/>
            <draw:path draw:style-name="gr20" draw:id="shape75" draw:name="path932" draw:layer="g943" svg:width="25.60356064499pt" svg:height="31.36265447226pt" draw:transform="matrix(0.09899565345 0.03117473567 -0.03623508399 0.09352407635 95.52811975005pt 47.97274295281pt)" svg:viewBox="0 0 26 31" svg:d="M4.36326 0C7.17597 0 18.4276 0 21.2403 0C32.4927 0 18.4276 31.3627 18.4276 31.3627L7.17597 31.3627C7.17597 31.3627 -6.88916 0 4.36326 0Z" koffice:nodeTypes="ccccc"/>
            <draw:path draw:style-name="gr20" draw:id="shape76" draw:name="path933" draw:layer="g943" svg:width="11.68761447738pt" svg:height="8.03525823514pt" draw:transform="matrix(0.09899565345 0.03117473567 -0.03623508399 0.09352407635 96.55211343283pt 47.40285168781pt)" svg:viewBox="0 0 12 8" svg:d="M11.6876 4.01763C11.6876 6.2365 9.07124 8.03526 5.84381 8.03526C2.61636 8.03526 0 6.2365 0 4.01763C2.34373e-14 1.79876 2.61636 0 5.84381 0C9.07124 0 11.6876 1.79876 11.6876 4.01763Z" koffice:nodeTypes="ccccc"/>
          </draw:g>
          <draw:path draw:style-name="gr5" draw:id="shape77" draw:name="path906" draw:layer="g943" svg:width="36.70139870464pt" svg:height="22.38532454779pt" draw:transform="matrix(0.11400034000 -0.07214650998 0.07550214427 0.10893368324 85.20619536022pt 69.58965125561pt)" svg:viewBox="0 0 37 22" svg:d="M36.7014 11.1927C36.7074 17.3731 28.4897 22.3853 18.3507 22.3853C8.21166 22.3853 -0.00597232 17.3731 3.25686e-06 11.1927C-0.00597232 5.01219 8.21166 0 18.3507 0C28.4897 0 36.7074 5.01219 36.7014 11.1927Z" koffice:nodeTypes="ccccc"/>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24:21</dc:date>
    <meta:creation-date>2011-05-22T06:10:31</meta:creation-date>
    <dc:creator>Yue Liu</dc:creator>
  </office:meta>
</office:document-meta>
</file>